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ignacio londero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78]-[.E1178]" office:value-type="float" office:value="-3" calcext:value-type="float">
            <text:p>-3.00</text:p>
          </table:table-cell>
          <table:table-cell table:formula="of:=SUM([.$H$2:.H1178])" office:value-type="float" office:value="-75.48" calcext:value-type="float">
            <text:p>-75.48</text:p>
          </table:table-cell>
          <table:table-cell table:formula="of:=SUM([.H$3:.H1178])/SUM([.E$3:.E1178])" office:value-type="percentage" office:value="-0.0196102883865939" calcext:value-type="percentage">
            <text:p>-2%</text:p>
          </table:table-cell>
          <table:table-cell table:formula="of:=[.O1178]-(1-[.O1178])/[.N1178]" office:value-type="percentage" office:value="-0.00392761351923399" calcext:value-type="percentage">
            <text:p>-0.4%</text:p>
          </table:table-cell>
          <table:table-cell table:formula="of:=AVERAGEIF([.$H$3:.$H1178];&quot;&gt;0&quot;)" office:value-type="float" office:value="1.84600315955766" calcext:value-type="float">
            <text:p>1.8</text:p>
          </table:table-cell>
          <table:table-cell table:formula="of:=AVERAGEIF([.$H$3:.$H1178];&quot;&lt;0&quot;)" office:value-type="float" office:value="-3.8875" calcext:value-type="float">
            <text:p>-3.9</text:p>
          </table:table-cell>
          <table:table-cell table:formula="of:=[.L1178]/-[.M1178]" office:value-type="percentage" office:value="0.474856118214189" calcext:value-type="percentage">
            <text:p>47%</text:p>
          </table:table-cell>
          <table:table-cell table:formula="of:=COUNTIF([.$G$3:.$G1178];&quot;&gt;0&quot;)/COUNTIF([.$B$3:.$B1178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unar</text:p>
          </table:table-cell>
          <table:table-cell office:value-type="float" office:value="12" calcext:value-type="float">
            <text:p>12</text:p>
          </table:table-cell>
          <table:table-cell office:value-type="float" office:value="1.52" calcext:value-type="float">
            <text:p>1.52</text:p>
          </table:table-cell>
          <table:table-cell office:value-type="float" office:value="18.24" calcext:value-type="float">
            <text:p>18.24</text:p>
          </table:table-cell>
          <table:table-cell table:formula="of:=[.G1179]-[.E1179]" office:value-type="float" office:value="6.24" calcext:value-type="float">
            <text:p>6.24</text:p>
          </table:table-cell>
          <table:table-cell table:formula="of:=SUM([.$H$2:.H1179])" office:value-type="float" office:value="-69.24" calcext:value-type="float">
            <text:p>-69.24</text:p>
          </table:table-cell>
          <table:table-cell table:formula="of:=SUM([.H$3:.H1179])/SUM([.E$3:.E1179])" office:value-type="percentage" office:value="-0.0179331779331779" calcext:value-type="percentage">
            <text:p>-2%</text:p>
          </table:table-cell>
          <table:table-cell table:formula="of:=[.O1179]-(1-[.O1179])/[.N1179]" office:value-type="percentage" office:value="-0.000371108714169566" calcext:value-type="percentage">
            <text:p>0.0%</text:p>
          </table:table-cell>
          <table:table-cell table:formula="of:=AVERAGEIF([.$H$3:.$H1179];&quot;&gt;0&quot;)" office:value-type="float" office:value="1.85293375394322" calcext:value-type="float">
            <text:p>1.9</text:p>
          </table:table-cell>
          <table:table-cell table:formula="of:=AVERAGEIF([.$H$3:.$H1179];&quot;&lt;0&quot;)" office:value-type="float" office:value="-3.8875" calcext:value-type="float">
            <text:p>-3.9</text:p>
          </table:table-cell>
          <table:table-cell table:formula="of:=[.L1179]/-[.M1179]" office:value-type="percentage" office:value="0.476638907766744" calcext:value-type="percentage">
            <text:p>48%</text:p>
          </table:table-cell>
          <table:table-cell table:formula="of:=COUNTIF([.$G$3:.$G1179];&quot;&gt;0&quot;)/COUNTIF([.$B$3:.$B1179];&quot;&gt;0&quot;)" office:value-type="percentage" office:value="0.677093844601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domingue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table:formula="of:=[.G1180]-[.E1180]" office:value-type="float" office:value="0" calcext:value-type="float">
            <text:p>0.00</text:p>
          </table:table-cell>
          <table:table-cell table:formula="of:=SUM([.$H$2:.H1180])" office:value-type="float" office:value="-69.24" calcext:value-type="float">
            <text:p>-69.24</text:p>
          </table:table-cell>
          <table:table-cell table:formula="of:=SUM([.H$3:.H1180])/SUM([.E$3:.E1180])" office:value-type="percentage" office:value="-0.0179238933471395" calcext:value-type="percentage">
            <text:p>-2%</text:p>
          </table:table-cell>
          <table:table-cell table:formula="of:=[.O1180]-(1-[.O1180])/[.N1180]" office:value-type="percentage" office:value="0.000637329903485528" calcext:value-type="percentage">
            <text:p>0.1%</text:p>
          </table:table-cell>
          <table:table-cell table:formula="of:=AVERAGEIF([.$H$3:.$H1180];&quot;&gt;0&quot;)" office:value-type="float" office:value="1.85293375394322" calcext:value-type="float">
            <text:p>1.9</text:p>
          </table:table-cell>
          <table:table-cell table:formula="of:=AVERAGEIF([.$H$3:.$H1180];&quot;&lt;0&quot;)" office:value-type="float" office:value="-3.8875" calcext:value-type="float">
            <text:p>-3.9</text:p>
          </table:table-cell>
          <table:table-cell table:formula="of:=[.L1180]/-[.M1180]" office:value-type="percentage" office:value="0.476638907766744" calcext:value-type="percentage">
            <text:p>48%</text:p>
          </table:table-cell>
          <table:table-cell table:formula="of:=COUNTIF([.$G$3:.$G1180];&quot;&gt;0&quot;)/COUNTIF([.$B$3:.$B1180];&quot;&gt;0&quot;)" office:value-type="percentage" office:value="0.677419354838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pell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81]-[.E1181]" office:value-type="float" office:value="-5" calcext:value-type="float">
            <text:p>-5.00</text:p>
          </table:table-cell>
          <table:table-cell table:formula="of:=SUM([.$H$2:.H1181])" office:value-type="float" office:value="-74.24" calcext:value-type="float">
            <text:p>-74.24</text:p>
          </table:table-cell>
          <table:table-cell table:formula="of:=SUM([.H$3:.H1181])/SUM([.E$3:.E1181])" office:value-type="percentage" office:value="-0.0191933815925543" calcext:value-type="percentage">
            <text:p>-2%</text:p>
          </table:table-cell>
          <table:table-cell table:formula="of:=[.O1181]-(1-[.O1181])/[.N1181]" office:value-type="percentage" office:value="-0.00208075754634685" calcext:value-type="percentage">
            <text:p>-0.2%</text:p>
          </table:table-cell>
          <table:table-cell table:formula="of:=AVERAGEIF([.$H$3:.$H1181];&quot;&gt;0&quot;)" office:value-type="float" office:value="1.85293375394322" calcext:value-type="float">
            <text:p>1.9</text:p>
          </table:table-cell>
          <table:table-cell table:formula="of:=AVERAGEIF([.$H$3:.$H1181];&quot;&lt;0&quot;)" office:value-type="float" office:value="-3.89096573208723" calcext:value-type="float">
            <text:p>-3.9</text:p>
          </table:table-cell>
          <table:table-cell table:formula="of:=[.L1181]/-[.M1181]" office:value-type="percentage" office:value="0.476214359500218" calcext:value-type="percentage">
            <text:p>48%</text:p>
          </table:table-cell>
          <table:table-cell table:formula="of:=COUNTIF([.$G$3:.$G1181];&quot;&gt;0&quot;)/COUNTIF([.$B$3:.$B1181];&quot;&gt;0&quot;)" office:value-type="percentage" office:value="0.676737160120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ilic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1182]-[.E1182]" office:value-type="float" office:value="0.78" calcext:value-type="float">
            <text:p>0.78</text:p>
          </table:table-cell>
          <table:table-cell table:formula="of:=SUM([.$H$2:.H1182])" office:value-type="float" office:value="-73.46" calcext:value-type="float">
            <text:p>-73.46</text:p>
          </table:table-cell>
          <table:table-cell table:formula="of:=SUM([.H$3:.H1182])/SUM([.E$3:.E1182])" office:value-type="percentage" office:value="-0.018977008524929" calcext:value-type="percentage">
            <text:p>-2%</text:p>
          </table:table-cell>
          <table:table-cell table:formula="of:=[.O1182]-(1-[.O1182])/[.N1182]" office:value-type="percentage" office:value="-0.0016915724402391" calcext:value-type="percentage">
            <text:p>-0.2%</text:p>
          </table:table-cell>
          <table:table-cell table:formula="of:=AVERAGEIF([.$H$3:.$H1182];&quot;&gt;0&quot;)" office:value-type="float" office:value="1.85124409448819" calcext:value-type="float">
            <text:p>1.9</text:p>
          </table:table-cell>
          <table:table-cell table:formula="of:=AVERAGEIF([.$H$3:.$H1182];&quot;&lt;0&quot;)" office:value-type="float" office:value="-3.89096573208723" calcext:value-type="float">
            <text:p>-3.9</text:p>
          </table:table-cell>
          <table:table-cell table:formula="of:=[.L1182]/-[.M1182]" office:value-type="percentage" office:value="0.475780107550607" calcext:value-type="percentage">
            <text:p>48%</text:p>
          </table:table-cell>
          <table:table-cell table:formula="of:=COUNTIF([.$G$3:.$G1182];&quot;&gt;0&quot;)/COUNTIF([.$B$3:.$B1182];&quot;&gt;0&quot;)" office:value-type="percentage" office:value="0.677062374245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imon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9.76" calcext:value-type="float">
            <text:p>9.76</text:p>
          </table:table-cell>
          <table:table-cell table:formula="of:=[.G1183]-[.E1183]" office:value-type="float" office:value="1.76" calcext:value-type="float">
            <text:p>1.76</text:p>
          </table:table-cell>
          <table:table-cell table:formula="of:=SUM([.$H$2:.H1183])" office:value-type="float" office:value="-71.7" calcext:value-type="float">
            <text:p>-71.70</text:p>
          </table:table-cell>
          <table:table-cell table:formula="of:=SUM([.H$3:.H1183])/SUM([.E$3:.E1183])" office:value-type="percentage" office:value="-0.0184841453982985" calcext:value-type="percentage">
            <text:p>-2%</text:p>
          </table:table-cell>
          <table:table-cell table:formula="of:=[.O1183]-(1-[.O1183])/[.N1183]" office:value-type="percentage" office:value="-0.000737399731179811" calcext:value-type="percentage">
            <text:p>-0.1%</text:p>
          </table:table-cell>
          <table:table-cell table:formula="of:=AVERAGEIF([.$H$3:.$H1183];&quot;&gt;0&quot;)" office:value-type="float" office:value="1.85110062893082" calcext:value-type="float">
            <text:p>1.9</text:p>
          </table:table-cell>
          <table:table-cell table:formula="of:=AVERAGEIF([.$H$3:.$H1183];&quot;&lt;0&quot;)" office:value-type="float" office:value="-3.89096573208723" calcext:value-type="float">
            <text:p>-3.9</text:p>
          </table:table-cell>
          <table:table-cell table:formula="of:=[.L1183]/-[.M1183]" office:value-type="percentage" office:value="0.475743236098312" calcext:value-type="percentage">
            <text:p>48%</text:p>
          </table:table-cell>
          <table:table-cell table:formula="of:=COUNTIF([.$G$3:.$G1183];&quot;&gt;0&quot;)/COUNTIF([.$B$3:.$B1183];&quot;&gt;0&quot;)" office:value-type="percentage" office:value="0.6773869346733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itz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184]-[.E1184]" office:value-type="float" office:value="-8" calcext:value-type="float">
            <text:p>-8.00</text:p>
          </table:table-cell>
          <table:table-cell table:formula="of:=SUM([.$H$2:.H1184])" office:value-type="float" office:value="-79.7" calcext:value-type="float">
            <text:p>-79.70</text:p>
          </table:table-cell>
          <table:table-cell table:formula="of:=SUM([.H$3:.H1184])/SUM([.E$3:.E1184])" office:value-type="percentage" office:value="-0.0205042449189606" calcext:value-type="percentage">
            <text:p>-2%</text:p>
          </table:table-cell>
          <table:table-cell table:formula="of:=[.O1184]-(1-[.O1184])/[.N1184]" office:value-type="percentage" office:value="-0.00507576897243311" calcext:value-type="percentage">
            <text:p>-0.5%</text:p>
          </table:table-cell>
          <table:table-cell table:formula="of:=AVERAGEIF([.$H$3:.$H1184];&quot;&gt;0&quot;)" office:value-type="float" office:value="1.85110062893082" calcext:value-type="float">
            <text:p>1.9</text:p>
          </table:table-cell>
          <table:table-cell table:formula="of:=AVERAGEIF([.$H$3:.$H1184];&quot;&lt;0&quot;)" office:value-type="float" office:value="-3.90372670807453" calcext:value-type="float">
            <text:p>-3.9</text:p>
          </table:table-cell>
          <table:table-cell table:formula="of:=[.L1184]/-[.M1184]" office:value-type="percentage" office:value="0.474188068827146" calcext:value-type="percentage">
            <text:p>47%</text:p>
          </table:table-cell>
          <table:table-cell table:formula="of:=COUNTIF([.$G$3:.$G1184];&quot;&gt;0&quot;)/COUNTIF([.$B$3:.$B1184];&quot;&gt;0&quot;)" office:value-type="percentage" office:value="0.676706827309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tebec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185]-[.E1185]" office:value-type="float" office:value="0.56" calcext:value-type="float">
            <text:p>0.56</text:p>
          </table:table-cell>
          <table:table-cell table:formula="of:=SUM([.$H$2:.H1185])" office:value-type="float" office:value="-79.14" calcext:value-type="float">
            <text:p>-79.14</text:p>
          </table:table-cell>
          <table:table-cell table:formula="of:=SUM([.H$3:.H1185])/SUM([.E$3:.E1185])" office:value-type="percentage" office:value="-0.020349704294163" calcext:value-type="percentage">
            <text:p>-2%</text:p>
          </table:table-cell>
          <table:table-cell table:formula="of:=[.O1185]-(1-[.O1185])/[.N1185]" office:value-type="percentage" office:value="-0.0048142491761366" calcext:value-type="percentage">
            <text:p>-0.5%</text:p>
          </table:table-cell>
          <table:table-cell table:formula="of:=AVERAGEIF([.$H$3:.$H1185];&quot;&gt;0&quot;)" office:value-type="float" office:value="1.8490737833595" calcext:value-type="float">
            <text:p>1.8</text:p>
          </table:table-cell>
          <table:table-cell table:formula="of:=AVERAGEIF([.$H$3:.$H1185];&quot;&lt;0&quot;)" office:value-type="float" office:value="-3.90372670807453" calcext:value-type="float">
            <text:p>-3.9</text:p>
          </table:table-cell>
          <table:table-cell table:formula="of:=[.L1185]/-[.M1185]" office:value-type="percentage" office:value="0.473668860971963" calcext:value-type="percentage">
            <text:p>47%</text:p>
          </table:table-cell>
          <table:table-cell table:formula="of:=COUNTIF([.$G$3:.$G1185];&quot;&gt;0&quot;)/COUNTIF([.$B$3:.$B1185];&quot;&gt;0&quot;)" office:value-type="percentage" office:value="0.677031093279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ecmanovic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" calcext:value-type="float">
            <text:p>11.00</text:p>
          </table:table-cell>
          <table:table-cell table:formula="of:=[.G1186]-[.E1186]" office:value-type="float" office:value="0" calcext:value-type="float">
            <text:p>0.00</text:p>
          </table:table-cell>
          <table:table-cell table:formula="of:=SUM([.$H$2:.H1186])" office:value-type="float" office:value="-79.14" calcext:value-type="float">
            <text:p>-79.14</text:p>
          </table:table-cell>
          <table:table-cell table:formula="of:=SUM([.H$3:.H1186])/SUM([.E$3:.E1186])" office:value-type="percentage" office:value="-0.0202923076923077" calcext:value-type="percentage">
            <text:p>-2%</text:p>
          </table:table-cell>
          <table:table-cell table:formula="of:=[.O1186]-(1-[.O1186])/[.N1186]" office:value-type="percentage" office:value="-0.00380742127115052" calcext:value-type="percentage">
            <text:p>-0.4%</text:p>
          </table:table-cell>
          <table:table-cell table:formula="of:=AVERAGEIF([.$H$3:.$H1186];&quot;&gt;0&quot;)" office:value-type="float" office:value="1.8490737833595" calcext:value-type="float">
            <text:p>1.8</text:p>
          </table:table-cell>
          <table:table-cell table:formula="of:=AVERAGEIF([.$H$3:.$H1186];&quot;&lt;0&quot;)" office:value-type="float" office:value="-3.90372670807453" calcext:value-type="float">
            <text:p>-3.9</text:p>
          </table:table-cell>
          <table:table-cell table:formula="of:=[.L1186]/-[.M1186]" office:value-type="percentage" office:value="0.473668860971963" calcext:value-type="percentage">
            <text:p>47%</text:p>
          </table:table-cell>
          <table:table-cell table:formula="of:=COUNTIF([.$G$3:.$G1186];&quot;&gt;0&quot;)/COUNTIF([.$B$3:.$B1186];&quot;&gt;0&quot;)" office:value-type="percentage" office:value="0.6773547094188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87]-[.E1187]" office:value-type="float" office:value="-6" calcext:value-type="float">
            <text:p>-6.00</text:p>
          </table:table-cell>
          <table:table-cell table:formula="of:=SUM([.$H$2:.H1187])" office:value-type="float" office:value="-85.14" calcext:value-type="float">
            <text:p>-85.14</text:p>
          </table:table-cell>
          <table:table-cell table:formula="of:=SUM([.H$3:.H1187])/SUM([.E$3:.E1187])" office:value-type="percentage" office:value="-0.0217972350230415" calcext:value-type="percentage">
            <text:p>-2%</text:p>
          </table:table-cell>
          <table:table-cell table:formula="of:=[.O1187]-(1-[.O1187])/[.N1187]" office:value-type="percentage" office:value="-0.00705172596568915" calcext:value-type="percentage">
            <text:p>-0.7%</text:p>
          </table:table-cell>
          <table:table-cell table:formula="of:=AVERAGEIF([.$H$3:.$H1187];&quot;&gt;0&quot;)" office:value-type="float" office:value="1.8490737833595" calcext:value-type="float">
            <text:p>1.8</text:p>
          </table:table-cell>
          <table:table-cell table:formula="of:=AVERAGEIF([.$H$3:.$H1187];&quot;&lt;0&quot;)" office:value-type="float" office:value="-3.91021671826625" calcext:value-type="float">
            <text:p>-3.9</text:p>
          </table:table-cell>
          <table:table-cell table:formula="of:=[.L1187]/-[.M1187]" office:value-type="percentage" office:value="0.472882685688929" calcext:value-type="percentage">
            <text:p>47%</text:p>
          </table:table-cell>
          <table:table-cell table:formula="of:=COUNTIF([.$G$3:.$G1187];&quot;&gt;0&quot;)/COUNTIF([.$B$3:.$B1187];&quot;&gt;0&quot;)" office:value-type="percentage" office:value="0.676676676676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formula="of:=[.G1188]-[.E1188]" office:value-type="float" office:value="0" calcext:value-type="float">
            <text:p>0.00</text:p>
          </table:table-cell>
          <table:table-cell table:formula="of:=SUM([.$H$2:.H1188])" office:value-type="float" office:value="-85.14" calcext:value-type="float">
            <text:p>-85.14</text:p>
          </table:table-cell>
          <table:table-cell table:formula="of:=SUM([.H$3:.H1188])/SUM([.E$3:.E1188])" office:value-type="percentage" office:value="-0.0217916560020476" calcext:value-type="percentage">
            <text:p>-2%</text:p>
          </table:table-cell>
          <table:table-cell table:formula="of:=[.O1188]-(1-[.O1188])/[.N1188]" office:value-type="percentage" office:value="-0.00604467423972321" calcext:value-type="percentage">
            <text:p>-0.6%</text:p>
          </table:table-cell>
          <table:table-cell table:formula="of:=AVERAGEIF([.$H$3:.$H1188];&quot;&gt;0&quot;)" office:value-type="float" office:value="1.8490737833595" calcext:value-type="float">
            <text:p>1.8</text:p>
          </table:table-cell>
          <table:table-cell table:formula="of:=AVERAGEIF([.$H$3:.$H1188];&quot;&lt;0&quot;)" office:value-type="float" office:value="-3.91021671826625" calcext:value-type="float">
            <text:p>-3.9</text:p>
          </table:table-cell>
          <table:table-cell table:formula="of:=[.L1188]/-[.M1188]" office:value-type="percentage" office:value="0.472882685688929" calcext:value-type="percentage">
            <text:p>47%</text:p>
          </table:table-cell>
          <table:table-cell table:formula="of:=COUNTIF([.$G$3:.$G1188];&quot;&gt;0&quot;)/COUNTIF([.$B$3:.$B1188];&quot;&gt;0&quot;)" office:value-type="percentage" office:value="0.677" calcext:value-type="percentage">
            <text:p>68%</text:p>
          </table:table-cell>
          <table:table-cell table:number-columns-repeated="49"/>
        </table:table-row>
        <table:table-row table:style-name="ro1" table:number-rows-repeated="104738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.B1176])" office:value-type="float" office:value="11" calcext:value-type="float">
            <text:p>11</text:p>
          </table:table-cell>
          <table:table-cell table:formula="of:=SUM([$all.E1166:.E1176])" office:value-type="float" office:value="59" calcext:value-type="float">
            <text:p>59</text:p>
          </table:table-cell>
          <table:table-cell table:style-name="ce100" table:formula="of:=SUMIF([$all.H1166:.H1176];&quot;&gt;0&quot;)" office:value-type="float" office:value="24.84" calcext:value-type="float">
            <text:p>24.84</text:p>
          </table:table-cell>
          <table:table-cell table:formula="of:=SUMIF([$all.H1166: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formula="of:=COUNT([$all.B1178:.B1188])" office:value-type="float" office:value="11" calcext:value-type="float">
            <text:p>11</text:p>
          </table:table-cell>
          <table:table-cell table:formula="of:=SUM([$all.E1178:.E1188])" office:value-type="float" office:value="61" calcext:value-type="float">
            <text:p>61</text:p>
          </table:table-cell>
          <table:table-cell table:style-name="ce100" table:formula="of:=SUMIF([$all.H1178:.H1188];&quot;&gt;0&quot;)" office:value-type="float" office:value="9.34" calcext:value-type="float">
            <text:p>9.34</text:p>
          </table:table-cell>
          <table:table-cell table:formula="of:=SUMIF([$all.H1178:.H1188];&quot;&lt;0&quot;)" office:value-type="float" office:value="-22" calcext:value-type="float">
            <text:p>-22</text:p>
          </table:table-cell>
          <table:table-cell table:formula="of:=[.D124]+[.E124]" office:value-type="float" office:value="-12.66" calcext:value-type="float">
            <text:p>-12.66</text:p>
          </table:table-cell>
          <table:table-cell table:style-name="ce123" table:formula="of:=[$all.J1188]" office:value-type="percentage" office:value="-0.0217916560020476" calcext:value-type="percentage">
            <text:p>-2%</text:p>
          </table:table-cell>
          <table:table-cell table:formula="of:=[$all.O1188]" office:value-type="percentage" office:value="0.677" calcext:value-type="percentage">
            <text:p>68%</text:p>
          </table:table-cell>
          <table:table-cell table:formula="of:=[$all.K1188]" office:value-type="percentage" office:value="-0.00604467423972321" calcext:value-type="percentage">
            <text:p>-1%</text:p>
          </table:table-cell>
          <table:table-cell/>
          <table:table-cell table:formula="of:=MEDIAN([.$C95:.$C124])" office:value-type="float" office:value="31" calcext:value-type="float">
            <text:p>31</text:p>
          </table:table-cell>
          <table:table-cell office:value-type="float" office:value="249.24" calcext:value-type="float">
            <text:p>249</text:p>
          </table:table-cell>
          <table:table-cell table:formula="of:=[.K124]/[.L123]" office:value-type="percentage" office:value="0.118365788468881" calcext:value-type="percentage">
            <text:p>12%</text:p>
          </table:table-cell>
          <table:table-cell table:formula="of:=[.M124]/[.I124]" office:value-type="percentage" office:value="-19.5818308439234" calcext:value-type="percentage">
            <text:p>-195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41" table:end-x="0.334cm" table:end-y="0.058cm" draw:z-index="0" draw:name="Chart 1" draw:style-name="gr1" draw:text-style-name="P1" svg:width="23.164cm" svg:height="6.234cm" svg:x="0.599cm" svg:y="0.146cm">
              <draw:object draw:notify-on-update-of-ranges="daily.A3:daily.A223 daily.L2:daily.L2 daily.L3:daily.L2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office:forms form:automatic-focus="false" form:apply-design-mode="false"/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2.7475" calcext:value-type="float">
            <text:p>-3</text:p>
          </table:table-cell>
          <table:table-cell table:style-name="ce136" table:formula="of:=SUM([.H3:.H29])" office:value-type="float" office:value="-5.74" calcext:value-type="float">
            <text:p>-6</text:p>
          </table:table-cell>
          <table:table-cell table:style-name="ce136" table:formula="of:=SUM([.I3:.I29])" office:value-type="float" office:value="-5.74" calcext:value-type="float">
            <text:p>-6</text:p>
          </table:table-cell>
          <table:table-cell table:style-name="ce136" table:formula="of:=SUM([.J3:.J29])" office:value-type="float" office:value="-5.54416666666667" calcext:value-type="float">
            <text:p>-6</text:p>
          </table:table-cell>
          <table:table-cell table:style-name="ce136" table:formula="of:=SUM([.K3:.K29])" office:value-type="float" office:value="0.290000000000003" calcext:value-type="float">
            <text:p>0</text:p>
          </table:table-cell>
          <table:table-cell table:style-name="ce136" table:formula="of:=SUM([.L3:.L29])" office:value-type="float" office:value="-0.854166666666667" calcext:value-type="float">
            <text:p>-1</text:p>
          </table:table-cell>
          <table:table-cell table:style-name="ce136" table:formula="of:=SUM([.M3:.M29])" office:value-type="float" office:value="-5.78833333333334" calcext:value-type="float">
            <text:p>-6</text:p>
          </table:table-cell>
          <table:table-cell table:style-name="ce136" table:formula="of:=SUM([.N3:.N29])" office:value-type="float" office:value="-6.76166666666667" calcext:value-type="float">
            <text:p>-7</text:p>
          </table:table-cell>
          <table:table-cell table:style-name="ce136" table:formula="of:=SUM([.O3:.O29])" office:value-type="float" office:value="-6.76166666666667" calcext:value-type="float">
            <text:p>-7</text:p>
          </table:table-cell>
          <table:table-cell table:style-name="ce136" table:formula="of:=SUM([.P3:.P29])" office:value-type="float" office:value="-6.76166666666667" calcext:value-type="float">
            <text:p>-7</text:p>
          </table:table-cell>
          <table:table-cell table:style-name="ce136" table:formula="of:=SUM([.Q3:.Q29])" office:value-type="float" office:value="-6.76166666666667" calcext:value-type="float">
            <text:p>-7</text:p>
          </table:table-cell>
          <table:table-cell table:style-name="ce136" table:formula="of:=SUM([.R3:.R29])" office:value-type="float" office:value="-6.76166666666667" calcext:value-type="float">
            <text:p>-7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22])" office:value-type="float" office:value="139" calcext:value-type="float">
            <text:p>139</text:p>
          </table:table-cell>
          <table:table-cell table:formula="of:=SUM([$daily.C109:.C222])" office:value-type="float" office:value="556" calcext:value-type="float">
            <text:p>556</text:p>
          </table:table-cell>
          <table:table-cell table:formula="of:=SUM([$daily.F109:.F224])" office:value-type="float" office:value="-32.97" calcext:value-type="float">
            <text:p>-33</text:p>
          </table:table-cell>
          <table:table-cell table:style-name="ce135" table:formula="of:=[.D4]/[.C4]" office:value-type="percentage" office:value="-0.0592985611510791" calcext:value-type="percentage">
            <text:p>-6%</text:p>
          </table:table-cell>
          <table:table-cell/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formula="of:=[.$D4]/12" office:value-type="float" office:value="-2.7475" calcext:value-type="float">
            <text:p>-3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7:02:10.712490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9T17:06:28.506230389</dc:date>
    <meta:generator>LibreOffice/6.4.0.3$MacOSX_X86_64 LibreOffice_project/b0a288ab3d2d4774cb44b62f04d5d28733ac6df8</meta:generator>
    <meta:editing-duration>P1DT22H5M36S</meta:editing-duration>
    <meta:editing-cycles>44</meta:editing-cycles>
    <meta:document-statistic meta:table-count="3" meta:cell-count="1622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23 daily.L2:daily.L223" chart:data-source-has-labels="both" svg:x="0.463cm" svg:y="1.238cm" svg:width="22.237cm" svg:height="4.882cm">
          <chartooo:coordinate-region svg:x="1.14cm" svg:y="1.403cm" svg:width="20.991cm" svg:height="4.139cm"/>
          <chart:axis chart:dimension="x" chart:name="primary-x" chart:style-name="ch4" chartooo:axis-type="auto">
            <chartooo:date-scale/>
            <chart:categories table:cell-range-address="daily.A3:daily.A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23" chart:label-cell-address="daily.L2:daily.L2" chart:class="chart:line">
            <chart:data-point chart:repeated="2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23</svg:desc>
                </draw:g>
              </table:table-cell>
              <table:table-cell office:value-type="float" office:value="230.3">
                <text:p>230.3</text:p>
                <draw:g>
                  <svg:desc>daily.L3:daily.L223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249.24">
                <text:p>249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